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7.22cm" fo:min-width="4.57cm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22cm" fo:min-width="1.6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1.22cm" fo:min-width="2.27cm" fo:padding-top="0.15cm" fo:padding-bottom="0.15cm" fo:padding-left="0.275cm" fo:padding-right="0.275cm" loext:decorative="false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1.22cm" fo:min-width="0.97cm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22cm" fo:min-width="0.97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3.22cm" fo:min-width="0.97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8.72cm" fo:min-width="2.67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908cm" fo:min-width="1.67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951cm" fo:min-width="1.67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22cm" fo:min-width="3.87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2cm" fo:min-width="3.95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9.42cm" fo:min-width="6.87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526cm" fo:min-width="3.87cm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3cm" svg:stroke-color="#000000" draw:marker-start-width="0.295cm" draw:marker-end="Linienspitzen_20_1" draw:marker-end-width="0.3cm" draw:fill="none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0.02cm" fo:min-width="0.97cm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1.8cm" fo:min-width="2.65cm" fo:padding-top="0.15cm" fo:padding-bottom="0.15cm" fo:padding-left="0.275cm" fo:padding-right="0.275cm" loext:decorative="false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1.85cm" fo:min-width="2.65cm" fo:padding-top="0.15cm" fo:padding-bottom="0.15cm" fo:padding-left="0.275cm" fo:padding-right="0.275cm" loext:decorative="false"/>
    </style:style>
    <style:style style:name="gr20" style:family="graphic">
      <style:graphic-properties style:writing-mode="lr-tb" loext:decorative="false"/>
    </style:style>
    <style:style style:name="gr21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0.02cm" fo:min-width="0.57cm" fo:padding-top="0.14cm" fo:padding-bottom="0.14cm" fo:padding-left="0.265cm" fo:padding-right="0.265cm" loext:decorative="false"/>
    </style:style>
    <style:style style:name="gr2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3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4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931cm" fo:min-width="1.65cm" fo:padding-top="0.15cm" fo:padding-bottom="0.15cm" fo:padding-left="0.275cm" fo:padding-right="0.275cm" loext:decorative="false"/>
    </style:style>
    <style:style style:name="gr25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506cm" fo:min-width="1.25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3.28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4.43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top="0.2cm" fo:margin-bottom="0cm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  <style:paragraph-properties fo:margin-top="0.2cm" fo:margin-bottom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7.5cm" svg:x="12.6cm" svg:y="1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5cm" svg:x="17.7cm" svg:y="11.49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5cm" svg:height="0.725cm" svg:x="27.45cm" svg:y="6.493cm">
          <draw:text-box>
            <text:p text:style-name="P2"><text:span text:style-name="T1">F1-10</text:span></text:p>
          </draw:text-box>
        </draw:frame>
        <draw:custom-shape draw:style-name="gr2" draw:text-style-name="P1" draw:layer="layout" svg:width="2.2cm" svg:height="2.5cm" svg:x="17.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5cm" svg:x="17.7cm" svg:y="16.4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5cm" svg:x="17.1cm" svg:y="18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5cm" svg:x="15.6cm" svg:y="18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5cm" svg:x="14.1cm" svg:y="18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5cm" svg:x="12.6cm" svg:y="18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5cm" svg:x="11.1cm" svg:y="18.9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2.5cm" svg:x="11.1cm" svg:y="16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3.5cm" svg:x="11.1cm" svg:y="11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5cm" svg:x="11.1cm" svg:y="14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9cm" svg:x="22.1cm" svg:y="11.4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3.188cm" svg:x="27.5cm" svg:y="9.7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2cm" svg:height="3.231cm" svg:x="27.5cm" svg:y="12.9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2cm" svg:height="3.231cm" svg:x="27.5cm" svg:y="16.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2cm" svg:height="3.231cm" svg:x="27.5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3.188cm" svg:x="27.5cm" svg:y="19.3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2cm" svg:height="3.231cm" svg:x="27.5cm" svg:y="22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5cm" svg:x="17.7cm" svg:y="2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5cm" svg:x="15.5cm" svg:y="2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5cm" svg:x="11.1cm" svg:y="2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cm" svg:height="2.5cm" svg:x="2.9cm" svg:y="2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9.7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cm" svg:height="2.806cm" svg:x="11.1cm" svg:y="6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cm" svg:height="2.806cm" svg:x="15.5cm" svg:y="6.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.5cm" svg:y1="6.5cm" svg:x2="29.7cm" svg:y2="6.5cm">
          <text:p/>
        </draw:line>
        <draw:line draw:style-name="gr15" draw:text-style-name="P1" draw:layer="layout" svg:x1="1.5cm" svg:y1="25.8cm" svg:x2="29.7cm" svg:y2="25.8cm">
          <text:p/>
        </draw:line>
        <draw:line draw:style-name="gr15" draw:text-style-name="P1" draw:layer="layout" svg:x1="29.7cm" svg:y1="6.5cm" svg:x2="29.7cm" svg:y2="25.8cm">
          <text:p/>
        </draw:line>
        <draw:line draw:style-name="gr16" draw:text-style-name="P1" draw:layer="layout" svg:x1="18.8cm" svg:y1="22.9cm" svg:x2="18.8cm" svg:y2="23.9cm">
          <text:p/>
        </draw:line>
        <draw:line draw:style-name="gr16" draw:text-style-name="P1" draw:layer="layout" svg:x1="18cm" svg:y1="24.093cm" svg:x2="17cm" svg:y2="24.093cm">
          <text:p/>
        </draw:line>
        <draw:line draw:style-name="gr16" draw:text-style-name="P1" draw:layer="layout" svg:x1="12.1cm" svg:y1="22.893cm" svg:x2="12.1cm" svg:y2="23.893cm">
          <text:p/>
        </draw:line>
        <draw:line draw:style-name="gr16" draw:text-style-name="P1" draw:layer="layout" svg:x1="11.9cm" svg:y1="20.886cm" svg:x2="11.9cm" svg:y2="19.886cm">
          <text:p/>
        </draw:line>
        <draw:line draw:style-name="gr16" draw:text-style-name="P1" draw:layer="layout" svg:x1="13.3cm" svg:y1="20.894cm" svg:x2="13.3cm" svg:y2="19.894cm">
          <text:p/>
        </draw:line>
        <draw:line draw:style-name="gr16" draw:text-style-name="P1" draw:layer="layout" svg:x1="14.8cm" svg:y1="20.902cm" svg:x2="14.8cm" svg:y2="19.902cm">
          <text:p/>
        </draw:line>
        <draw:line draw:style-name="gr16" draw:text-style-name="P1" draw:layer="layout" svg:x1="16.3cm" svg:y1="20.91cm" svg:x2="16.3cm" svg:y2="19.91cm">
          <text:p/>
        </draw:line>
        <draw:line draw:style-name="gr16" draw:text-style-name="P1" draw:layer="layout" svg:x1="17.8cm" svg:y1="20.918cm" svg:x2="17.8cm" svg:y2="19.918cm">
          <text:p/>
        </draw:line>
        <draw:custom-shape draw:style-name="gr17" draw:text-style-name="P1" draw:layer="layout" svg:width="1.5cm" svg:height="0.3cm" svg:x="22.2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2.2cm" svg:y="11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2.2cm" svg:y="12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2.2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2.2cm" svg:y="12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2.2cm" svg:y="1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2.2cm" svg:y="1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2cm" svg:height="2.1cm" svg:x="22.1cm" svg:y="1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2cm" svg:height="2.15cm" svg:x="22.1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2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2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3cm" svg:x="23.7cm" svg:y="13.4cm">
          <text:p/>
          <draw:enhanced-geometry svg:viewBox="0 0 21600 21600" draw:type="rectangle" draw:enhanced-path="M 0 0 L 21600 0 21600 21600 0 21600 0 0 Z N"/>
        </draw:custom-shape>
        <draw:g draw:style-name="gr20">
          <draw:custom-shape draw:style-name="gr17" draw:text-style-name="P1" draw:layer="layout" svg:width="1.5cm" svg:height="0.3cm" svg:x="22.2cm" svg:y="18.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2.2cm" svg:y="18.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2.2cm" svg:y="18.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2.2cm" svg:y="19.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2.2cm" svg:y="19.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2.2cm" svg:y="19.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2.2cm" svg:y="20.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18.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18.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18.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19.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19.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19.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0.3cm" svg:x="23.7cm" svg:y="20.1cm">
            <text:p/>
            <draw:enhanced-geometry svg:viewBox="0 0 21600 21600" draw:type="rectangle" draw:enhanced-path="M 0 0 L 21600 0 21600 21600 0 21600 0 0 Z N"/>
          </draw:custom-shape>
        </draw:g>
        <draw:g draw:style-name="gr20">
          <draw:custom-shape draw:style-name="gr21" draw:text-style-name="P1" draw:layer="layout" svg:width="1.1cm" svg:height="0.3cm" draw:transform="rotate (1.5707963267949) translate (5.1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5.4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5.7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0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3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6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9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5.1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5.4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5.7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0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3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6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6.95cm 21.75cm)">
            <text:p/>
            <draw:enhanced-geometry svg:viewBox="0 0 21600 21600" draw:type="rectangle" draw:enhanced-path="M 0 0 L 21600 0 21600 21600 0 21600 0 0 Z N"/>
          </draw:custom-shape>
        </draw:g>
        <draw:g draw:style-name="gr20">
          <draw:custom-shape draw:style-name="gr21" draw:text-style-name="P1" draw:layer="layout" svg:width="1.1cm" svg:height="0.3cm" draw:transform="rotate (1.5707963267949) translate (3.0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3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6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9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4.2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4.5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4.85cm 22.8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0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3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6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3.9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4.2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4.55cm 21.7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1cm" svg:height="0.3cm" draw:transform="rotate (1.5707963267949) translate (4.85cm 21.75cm)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" draw:layer="layout" svg:x1="10.7cm" svg:y1="17.194cm" svg:x2="11.7cm" svg:y2="17.194cm">
          <text:p/>
        </draw:line>
        <draw:line draw:style-name="gr16" draw:text-style-name="P1" draw:layer="layout" svg:x1="10.693cm" svg:y1="15.794cm" svg:x2="11.693cm" svg:y2="15.794cm">
          <text:p/>
        </draw:line>
        <draw:line draw:style-name="gr16" draw:text-style-name="P1" draw:layer="layout" svg:x1="10.686cm" svg:y1="12.294cm" svg:x2="11.686cm" svg:y2="12.294cm">
          <text:p/>
        </draw:line>
        <draw:line draw:style-name="gr16" draw:text-style-name="P1" draw:layer="layout" svg:x1="13.3cm" svg:y1="9.802cm" svg:x2="13.3cm" svg:y2="8.802cm">
          <text:p/>
        </draw:line>
        <draw:line draw:style-name="gr16" draw:text-style-name="P1" draw:layer="layout" svg:x1="17.7cm" svg:y1="9.81cm" svg:x2="17.7cm" svg:y2="8.81cm">
          <text:p/>
        </draw:line>
        <draw:line draw:style-name="gr16" draw:text-style-name="P1" draw:layer="layout" svg:x1="15.108cm" svg:y1="7.593cm" svg:x2="16.108cm" svg:y2="7.593cm">
          <text:p/>
        </draw:line>
        <draw:line draw:style-name="gr16" draw:text-style-name="P1" draw:layer="layout" svg:x1="20.308cm" svg:y1="17.193cm" svg:x2="19.308cm" svg:y2="17.193cm">
          <text:p/>
        </draw:line>
        <draw:line draw:style-name="gr16" draw:text-style-name="P1" draw:layer="layout" svg:x1="20.316cm" svg:y1="14.793cm" svg:x2="19.316cm" svg:y2="14.793cm">
          <text:p/>
        </draw:line>
        <draw:line draw:style-name="gr16" draw:text-style-name="P1" draw:layer="layout" svg:x1="20.324cm" svg:y1="13.393cm" svg:x2="19.324cm" svg:y2="13.393cm">
          <text:p/>
        </draw:line>
        <draw:line draw:style-name="gr16" draw:text-style-name="P1" draw:layer="layout" svg:x1="27.101cm" svg:y1="7.593cm" svg:x2="28.101cm" svg:y2="7.593cm">
          <text:p/>
        </draw:line>
        <draw:line draw:style-name="gr16" draw:text-style-name="P1" draw:layer="layout" svg:x1="27.094cm" svg:y1="10.893cm" svg:x2="28.094cm" svg:y2="10.893cm">
          <text:p/>
        </draw:line>
        <draw:line draw:style-name="gr16" draw:text-style-name="P1" draw:layer="layout" svg:x1="27.087cm" svg:y1="14.993cm" svg:x2="28.087cm" svg:y2="14.993cm">
          <text:p/>
        </draw:line>
        <draw:line draw:style-name="gr16" draw:text-style-name="P1" draw:layer="layout" svg:x1="27.08cm" svg:y1="17.793cm" svg:x2="28.08cm" svg:y2="17.793cm">
          <text:p/>
        </draw:line>
        <draw:line draw:style-name="gr16" draw:text-style-name="P1" draw:layer="layout" svg:x1="27.073cm" svg:y1="21.093cm" svg:x2="28.073cm" svg:y2="21.093cm">
          <text:p/>
        </draw:line>
        <draw:line draw:style-name="gr16" draw:text-style-name="P1" draw:layer="layout" svg:x1="27.066cm" svg:y1="23.493cm" svg:x2="28.066cm" svg:y2="23.493cm">
          <text:p/>
        </draw:line>
        <draw:line draw:style-name="gr22" draw:text-style-name="P1" draw:layer="layout" svg:x1="29.6cm" svg:y1="13.85cm" svg:x2="28.1cm" svg:y2="13.85cm">
          <text:p/>
        </draw:line>
        <draw:line draw:style-name="gr23" draw:text-style-name="P1" draw:layer="layout" svg:x1="29.7cm" svg:y1="17.05cm" svg:x2="27.5cm" svg:y2="17.05cm">
          <text:p/>
        </draw:line>
        <draw:line draw:style-name="gr23" draw:text-style-name="P1" draw:layer="layout" svg:x1="29.7cm" svg:y1="18.45cm" svg:x2="27.5cm" svg:y2="18.45cm">
          <text:p/>
        </draw:line>
        <draw:line draw:style-name="gr23" draw:text-style-name="P1" draw:layer="layout" svg:x1="29.7cm" svg:y1="20.25cm" svg:x2="27.5cm" svg:y2="20.25cm">
          <text:p/>
        </draw:line>
        <draw:line draw:style-name="gr23" draw:text-style-name="P1" draw:layer="layout" svg:x1="29.7cm" svg:y1="21.65cm" svg:x2="27.5cm" svg:y2="21.65cm">
          <text:p/>
        </draw:line>
        <draw:line draw:style-name="gr23" draw:text-style-name="P1" draw:layer="layout" svg:x1="19.2cm" svg:y1="25.75cm" svg:x2="19.2cm" svg:y2="23.35cm">
          <text:p/>
        </draw:line>
        <draw:line draw:style-name="gr23" draw:text-style-name="P1" draw:layer="layout" svg:x1="16.2cm" svg:y1="25.75cm" svg:x2="16.2cm" svg:y2="23.35cm">
          <text:p/>
        </draw:line>
        <draw:frame draw:style-name="gr3" draw:text-style-name="P3" draw:layer="layout" svg:width="1.75cm" svg:height="0.725cm" svg:x="27.45cm" svg:y="9.694cm">
          <draw:text-box>
            <text:p text:style-name="P2"><text:span text:style-name="T1">F1-</text:span><text:span text:style-name="T1">11</text:span></text:p>
          </draw:text-box>
        </draw:frame>
        <draw:frame draw:style-name="gr3" draw:text-style-name="P3" draw:layer="layout" svg:width="1.75cm" svg:height="0.725cm" svg:x="27.45cm" svg:y="12.895cm">
          <draw:text-box>
            <text:p text:style-name="P2"><text:span text:style-name="T1">F1-</text:span><text:span text:style-name="T1">12</text:span></text:p>
          </draw:text-box>
        </draw:frame>
        <draw:frame draw:style-name="gr3" draw:text-style-name="P3" draw:layer="layout" svg:width="1.75cm" svg:height="0.725cm" svg:x="27.45cm" svg:y="16.096cm">
          <draw:text-box>
            <text:p text:style-name="P2"><text:span text:style-name="T1">F1-</text:span><text:span text:style-name="T1">13</text:span></text:p>
          </draw:text-box>
        </draw:frame>
        <draw:frame draw:style-name="gr3" draw:text-style-name="P3" draw:layer="layout" svg:width="1.75cm" svg:height="0.725cm" svg:x="27.45cm" svg:y="19.297cm">
          <draw:text-box>
            <text:p text:style-name="P2"><text:span text:style-name="T1">F1-</text:span><text:span text:style-name="T1">14</text:span></text:p>
          </draw:text-box>
        </draw:frame>
        <draw:frame draw:style-name="gr3" draw:text-style-name="P3" draw:layer="layout" svg:width="1.75cm" svg:height="0.725cm" svg:x="27.45cm" svg:y="22.498cm">
          <draw:text-box>
            <text:p text:style-name="P2"><text:span text:style-name="T1">F1-</text:span><text:span text:style-name="T1">15</text:span></text:p>
          </draw:text-box>
        </draw:frame>
        <draw:frame draw:style-name="gr3" draw:text-style-name="P3" draw:layer="layout" svg:width="1.75cm" svg:height="0.725cm" svg:x="17.65cm" svg:y="25.099cm">
          <draw:text-box>
            <text:p text:style-name="P2"><text:span text:style-name="T1">F1-</text:span><text:span text:style-name="T1">16</text:span></text:p>
          </draw:text-box>
        </draw:frame>
        <draw:frame draw:style-name="gr3" draw:text-style-name="P3" draw:layer="layout" svg:width="1.75cm" svg:height="0.725cm" svg:x="15.45cm" svg:y="25.1cm">
          <draw:text-box>
            <text:p text:style-name="P2"><text:span text:style-name="T1">F1-</text:span><text:span text:style-name="T1">17</text:span></text:p>
          </draw:text-box>
        </draw:frame>
        <draw:frame draw:style-name="gr3" draw:text-style-name="P3" draw:layer="layout" svg:width="1.75cm" svg:height="0.725cm" svg:x="11.05cm" svg:y="25.101cm">
          <draw:text-box>
            <text:p text:style-name="P2"><text:span text:style-name="T1">F1-</text:span><text:span text:style-name="T1">18</text:span></text:p>
          </draw:text-box>
        </draw:frame>
        <draw:frame draw:style-name="gr3" draw:text-style-name="P3" draw:layer="layout" svg:width="1.75cm" svg:height="0.725cm" svg:x="11.05cm" svg:y="19.002cm">
          <draw:text-box>
            <text:p text:style-name="P2"><text:span text:style-name="T1">F1-</text:span><text:span text:style-name="T1">22</text:span></text:p>
          </draw:text-box>
        </draw:frame>
        <draw:frame draw:style-name="gr3" draw:text-style-name="P3" draw:layer="layout" svg:width="1.75cm" svg:height="0.725cm" svg:x="12.55cm" svg:y="19.003cm">
          <draw:text-box>
            <text:p text:style-name="P2"><text:span text:style-name="T1">F1-</text:span><text:span text:style-name="T1">23</text:span></text:p>
          </draw:text-box>
        </draw:frame>
        <draw:frame draw:style-name="gr3" draw:text-style-name="P3" draw:layer="layout" svg:width="1.75cm" svg:height="0.725cm" svg:x="14.05cm" svg:y="19.004cm">
          <draw:text-box>
            <text:p text:style-name="P2"><text:span text:style-name="T1">F1-</text:span><text:span text:style-name="T1">24</text:span></text:p>
          </draw:text-box>
        </draw:frame>
        <draw:frame draw:style-name="gr3" draw:text-style-name="P3" draw:layer="layout" svg:width="1.75cm" svg:height="0.725cm" svg:x="15.55cm" svg:y="19.005cm">
          <draw:text-box>
            <text:p text:style-name="P2"><text:span text:style-name="T1">F1-25</text:span></text:p>
          </draw:text-box>
        </draw:frame>
        <draw:frame draw:style-name="gr3" draw:text-style-name="P3" draw:layer="layout" svg:width="1.75cm" svg:height="0.725cm" svg:x="17.05cm" svg:y="19.006cm">
          <draw:text-box>
            <text:p text:style-name="P2"><text:span text:style-name="T1">F1-26</text:span></text:p>
          </draw:text-box>
        </draw:frame>
        <draw:frame draw:style-name="gr3" draw:text-style-name="P3" draw:layer="layout" svg:width="1.75cm" svg:height="0.725cm" svg:x="11.05cm" svg:y="16.403cm">
          <draw:text-box>
            <text:p text:style-name="P2"><text:span text:style-name="T1">F1-21</text:span></text:p>
          </draw:text-box>
        </draw:frame>
        <draw:frame draw:style-name="gr3" draw:text-style-name="P3" draw:layer="layout" svg:width="1.75cm" svg:height="0.725cm" svg:x="11.05cm" svg:y="15.004cm">
          <draw:text-box>
            <text:p text:style-name="P2"><text:span text:style-name="T1">F1-</text:span><text:span text:style-name="T1">20</text:span></text:p>
          </draw:text-box>
        </draw:frame>
        <draw:frame draw:style-name="gr3" draw:text-style-name="P3" draw:layer="layout" svg:width="1.75cm" svg:height="0.725cm" svg:x="11.05cm" svg:y="11.505cm">
          <draw:text-box>
            <text:p text:style-name="P2"><text:span text:style-name="T1">F1-19</text:span></text:p>
          </draw:text-box>
        </draw:frame>
        <draw:frame draw:style-name="gr3" draw:text-style-name="P3" draw:layer="layout" svg:width="1.75cm" svg:height="0.725cm" svg:x="11.05cm" svg:y="6.506cm">
          <draw:text-box>
            <text:p text:style-name="P2"><text:span text:style-name="T1">F</text:span><text:span text:style-name="T1">1-</text:span><text:span text:style-name="T1">08</text:span></text:p>
          </draw:text-box>
        </draw:frame>
        <draw:frame draw:style-name="gr3" draw:text-style-name="P3" draw:layer="layout" svg:width="1.75cm" svg:height="0.725cm" svg:x="15.45cm" svg:y="6.507cm">
          <draw:text-box>
            <text:p text:style-name="P2"><text:span text:style-name="T1">F1-</text:span><text:span text:style-name="T1">09</text:span></text:p>
          </draw:text-box>
        </draw:frame>
        <draw:frame draw:style-name="gr3" draw:text-style-name="P3" draw:layer="layout" svg:width="1.75cm" svg:height="0.725cm" svg:x="17.65cm" svg:y="11.407cm">
          <draw:text-box>
            <text:p text:style-name="P2"><text:span text:style-name="T1">F1-</text:span><text:span text:style-name="T1">29</text:span></text:p>
          </draw:text-box>
        </draw:frame>
        <draw:frame draw:style-name="gr3" draw:text-style-name="P3" draw:layer="layout" svg:width="1.75cm" svg:height="0.725cm" svg:x="17.65cm" svg:y="13.908cm">
          <draw:text-box>
            <text:p text:style-name="P2"><text:span text:style-name="T1">F1-</text:span><text:span text:style-name="T1">28</text:span></text:p>
          </draw:text-box>
        </draw:frame>
        <draw:frame draw:style-name="gr3" draw:text-style-name="P3" draw:layer="layout" svg:width="1.75cm" svg:height="0.725cm" svg:x="17.65cm" svg:y="16.409cm">
          <draw:text-box>
            <text:p text:style-name="P2"><text:span text:style-name="T1">F1-</text:span><text:span text:style-name="T1">27</text:span></text:p>
          </draw:text-box>
        </draw:frame>
        <draw:frame draw:style-name="gr3" draw:text-style-name="P3" draw:layer="layout" svg:width="1.45cm" svg:height="0.725cm" svg:x="23.15cm" svg:y="14.608cm">
          <draw:text-box>
            <text:p text:style-name="P2"><text:span text:style-name="T1">WC</text:span></text:p>
          </draw:text-box>
        </draw:frame>
        <draw:line draw:style-name="gr16" draw:text-style-name="P1" draw:layer="layout" svg:x1="21.68cm" svg:y1="15.293cm" svg:x2="22.68cm" svg:y2="15.293cm">
          <text:p/>
        </draw:line>
        <draw:line draw:style-name="gr16" draw:text-style-name="P1" draw:layer="layout" svg:x1="21.673cm" svg:y1="16.793cm" svg:x2="22.673cm" svg:y2="16.793cm">
          <text:p/>
        </draw:line>
        <draw:frame draw:style-name="gr3" draw:text-style-name="P3" draw:layer="layout" svg:width="1.45cm" svg:height="0.725cm" svg:x="23.15cm" svg:y="16.809cm">
          <draw:text-box>
            <text:p text:style-name="P2"><text:span text:style-name="T1">WC</text:span></text:p>
          </draw:text-box>
        </draw:frame>
        <draw:frame draw:style-name="gr3" draw:text-style-name="P3" draw:layer="layout" svg:width="3.6cm" svg:height="0.725cm" svg:x="3.45cm" svg:y="13.309cm">
          <draw:text-box>
            <text:p text:style-name="P2"><text:span text:style-name="T1">Gaede-Hörsaal</text:span></text:p>
          </draw:text-box>
        </draw:frame>
        <draw:frame draw:style-name="gr3" draw:text-style-name="P3" draw:layer="layout" svg:width="2.3cm" svg:height="0.725cm" svg:x="14.25cm" svg:y="14.81cm">
          <draw:text-box>
            <text:p text:style-name="P2"><text:span text:style-name="T1">In</text:span><text:span text:style-name="T1">ne</text:span><text:span text:style-name="T1">nh</text:span><text:span text:style-name="T1">of</text:span></text:p>
          </draw:text-box>
        </draw:frame>
        <draw:frame draw:style-name="gr3" draw:text-style-name="P3" draw:layer="layout" svg:width="1.75cm" svg:height="0.725cm" svg:x="30.556cm" svg:y="6.496cm">
          <draw:text-box>
            <text:p text:style-name="P2"><text:span text:style-name="T1">F2-19</text:span></text:p>
          </draw:text-box>
        </draw:frame>
        <draw:custom-shape draw:style-name="gr24" draw:text-style-name="P1" draw:layer="layout" svg:width="2.2cm" svg:height="3.231cm" svg:x="30.606cm" svg:y="6.50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0.207cm" svg:y1="7.596cm" svg:x2="31.207cm" svg:y2="7.596cm">
          <text:p/>
        </draw:line>
        <draw:custom-shape draw:style-name="gr25" draw:text-style-name="P1" draw:layer="layout" svg:width="1.8cm" svg:height="2.806cm" svg:x="18.1cm" svg:y="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3cm" svg:y1="6.218cm" svg:x2="19.3cm" svg:y2="5.218cm">
          <text:p/>
        </draw:line>
        <draw:frame draw:style-name="gr3" draw:text-style-name="P3" draw:layer="layout" svg:width="1.75cm" svg:height="0.725cm" svg:x="18.05cm" svg:y="3.008cm">
          <draw:text-box>
            <text:p text:style-name="P2"><text:span text:style-name="T1">F2-17</text:span></text:p>
          </draw:text-box>
        </draw:frame>
        <draw:frame draw:style-name="gr26" draw:text-style-name="P6" draw:layer="layout" svg:width="11.5cm" svg:height="24.27cm" svg:x="33.7cm" svg:y="1.8cm">
          <draw:text-box>
            <text:p text:style-name="P4"><text:span text:style-name="T2">P1</text:span></text:p>
            <text:p text:style-name="P5">F1-08:<text:tab/>Schaltlogik</text:p>
            <text:p text:style-name="P4">F1-09:<text:tab/>Transistor &amp; OPV</text:p>
            <text:p text:style-name="P4">F1-10:<text:tab/>Aeromechanik</text:p>
            <text:p text:style-name="P4">F1-11:<text:tab/>Pendel</text:p>
            <text:p text:style-name="P4">F1-12:<text:tab/>Lichtgeschwindigkeit</text:p>
            <text:p text:style-name="P4">F1-13:<text:tab/>Geometrische Optik</text:p>
            <text:p text:style-name="P4">F1-14:<text:tab/>Spezifische Ladung Elektron </text:p>
            <text:p text:style-name="P4">F1-15:<text:tab/>Kreisel</text:p>
            <text:p text:style-name="P4">F1-16:<text:tab/>Ferromagnetische Hysterese</text:p>
            <text:p text:style-name="P4">F1-17:<text:tab/>Netzwerke &amp; Leitungen</text:p>
            <text:p text:style-name="P4">F1-18:<text:tab/>Nebenfach</text:p>
            <text:p text:style-name="P4">F1-19:<text:tab/>Elastizität</text:p>
            <text:p text:style-name="P4">F1-20:<text:tab/><text:span text:style-name="T3">Büro Fr. Kurali</text:span></text:p>
            <text:p text:style-name="P4">F1-21:<text:tab/>Resonanz</text:p>
            <text:p text:style-name="P4">F1-22:<text:tab/></text:p>
            <text:p text:style-name="P4">F1-23:<text:tab/><text:span text:style-name="T3">Büro Hr. Flühr/Hr. Huppuch</text:span></text:p>
            <text:p text:style-name="P4">F1-24:<text:tab/><text:span text:style-name="T3">Büro Fr. Huck</text:span></text:p>
            <text:p text:style-name="P4">F1-25:<text:tab/><text:span text:style-name="T3">Werkstatt P1/P2</text:span></text:p>
            <text:p text:style-name="P4">F1-26:<text:tab/></text:p>
            <text:p text:style-name="P4">F1-27:<text:tab/></text:p>
            <text:p text:style-name="P4">F1-28:<text:tab/></text:p>
            <text:p text:style-name="P4">F1-29:<text:tab/>Oszilloskop</text:p>
            <text:p text:style-name="P4"/>
            <text:p text:style-name="P4">F2-17:<text:tab/>Elektr. Messverfahren</text:p>
            <text:p text:style-name="P4">F2-19:<text:tab/></text:p>
          </draw:text-box>
        </draw:frame>
        <draw:line draw:style-name="gr16" draw:text-style-name="P1" draw:layer="layout" svg:x1="23.8cm" svg:y1="6.093cm" svg:x2="23.8cm" svg:y2="7.093cm">
          <text:p/>
        </draw:line>
        <draw:line draw:style-name="gr16" draw:text-style-name="P1" draw:layer="layout" svg:x1="9.332cm" svg:y1="12.293cm" svg:x2="8.332cm" svg:y2="12.293cm">
          <text:p/>
        </draw:line>
        <draw:frame draw:style-name="gr27" draw:text-style-name="P6" draw:layer="layout" svg:width="12.6cm" svg:height="24.681cm" svg:x="46.4cm" svg:y="1.8cm">
          <draw:text-box>
            <text:p text:style-name="P4"><text:span text:style-name="T2">P2</text:span></text:p>
            <text:p text:style-name="P5">F1-08:<text:tab/>Ideales/Reales Gas, Photoeffekt</text:p>
            <text:p text:style-name="P4">F1-09:<text:tab/>Interferenz</text:p>
            <text:p text:style-name="P4">F1-10:<text:tab/>Spezifische Wärmekapazität</text:p>
            <text:p text:style-name="P4">F1-11:<text:tab/></text:p>
            <text:p text:style-name="P4">F1-12:<text:tab/></text:p>
            <text:p text:style-name="P4">F1-13:<text:tab/>Franck-Hertz Versuch</text:p>
            <text:p text:style-name="P4">F1-14:<text:tab/>Polarisation &amp; Doppelbrechung </text:p>
            <text:p text:style-name="P4">F1-15:<text:tab/>Operationsverstärker</text:p>
            <text:p text:style-name="P4">F1-16:<text:tab/>Laser Optik Teil B</text:p>
            <text:p text:style-name="P4">F1-17:<text:tab/>Elektrische Bauelemente</text:p>
            <text:p text:style-name="P4">F1-18:<text:tab/>Nebenfach</text:p>
            <text:p text:style-name="P4">F1-19:<text:tab/>Vakuum</text:p>
            <text:p text:style-name="P4">F1-20:<text:tab/><text:span text:style-name="T3">Büro </text:span><text:span text:style-name="T3">Fr. </text:span><text:span text:style-name="T3">Kural</text:span><text:span text:style-name="T3">i</text:span></text:p>
            <text:p text:style-name="P4">F1-21:<text:tab/></text:p>
            <text:p text:style-name="P4">F1-22:<text:tab/></text:p>
            <text:p text:style-name="P4">F1-23:<text:tab/><text:span text:style-name="T3">Büro </text:span><text:span text:style-name="T3">Hr. </text:span><text:span text:style-name="T3">Flühr</text:span><text:span text:style-name="T3">/Hr. </text:span><text:span text:style-name="T3">Hupp</text:span><text:span text:style-name="T3">uch</text:span></text:p>
            <text:p text:style-name="P4">F1-24:<text:tab/><text:span text:style-name="T3">Büro </text:span><text:span text:style-name="T3">Fr. </text:span><text:span text:style-name="T3">Huck</text:span></text:p>
            <text:p text:style-name="P4">F1-25:<text:tab/><text:span text:style-name="T3">Werk</text:span><text:span text:style-name="T3">statt </text:span><text:span text:style-name="T3">P1/P</text:span><text:span text:style-name="T3">2</text:span></text:p>
            <text:p text:style-name="P4">F1-26:<text:tab/></text:p>
            <text:p text:style-name="P4">F1-27:<text:tab/></text:p>
            <text:p text:style-name="P4">F1-28:<text:tab/></text:p>
            <text:p text:style-name="P4">F1-29:<text:tab/>Laser Optik Teil A</text:p>
            <text:p text:style-name="P4"/>
            <text:p text:style-name="P4">F2-17:<text:tab/></text:p>
            <text:p text:style-name="P4">F2-19:<text:tab/>Gammaspektroskopi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01T13:03:48.989836067</dc:date>
    <meta:editing-duration>P2DT56M20S</meta:editing-duration>
    <meta:editing-cycles>90</meta:editing-cycles>
    <meta:generator>LibreOffice/24.2.5.2$Linux_X86_64 LibreOffice_project/420$Build-2</meta:generator>
    <meta:print-date>2024-10-01T10:48:08.820991946</meta:print-date>
    <meta:printed-by>PDF-Dateien</meta:printed-by>
    <meta:document-statistic meta:object-count="158"/>
  </office:meta>
</office:document-meta>
</file>